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ffeineCacheManagerTests.testDynami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CaffeineCacheManagerTests.changeCaffeineRecre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ffeineCacheManagerTests.customCach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affeineCacheManagerTests.setCacheNameNullRestoreDynami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ffeineCacheManagerTests.changeCaffeineSpecRecre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ffeineCacheManagerTests.changeCacheLoaderRecre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affeineCacheManagerTests.changeCacheSpecificationRecreateCach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affeineCacheManagerTests.testStatic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44">
            <text:p text:style-name="Table_20_Contents">44</text:p>
          </table:table-cell>
        </table:table-row>
        <table:table-row>
          <table:table-cell office:value-type="string">
            <text:p text:style-name="Table_20_Contents">CaffeineCacheManagerTests.cacheLoaderUseLoadingCach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